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6cm"/>
    </style:style>
    <style:style style:name="co2" style:family="table-column">
      <style:table-column-properties fo:break-before="auto" style:column-width="18.7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mponente</text:p>
          </table:table-cell>
          <table:table-cell table:style-name="ce4" office:value-type="string">
            <text:p>Estilo ABSIS</text:p>
          </table:table-cell>
        </table:table-row>
        <table:table-row table:style-name="ro1">
          <table:table-cell table:style-name="ce2" office:value-type="string">
            <text:p>Título</text:p>
          </table:table-cell>
          <table:table-cell table:style-name="ce2" office:value-type="string">
            <text:p>1.2.2. Con nombre de aplicación - Con enlace (v. 2.0)</text:p>
          </table:table-cell>
        </table:table-row>
        <table:table-row table:style-name="ro1">
          <table:table-cell office:value-type="string">
            <text:p>Paginación</text:p>
          </table:table-cell>
          <table:table-cell office:value-type="string">
            <text:p>3.1. Paginadores - Paginador (v. 1.0)</text:p>
          </table:table-cell>
        </table:table-row>
        <table:table-row table:style-name="ro1">
          <table:table-cell office:value-type="string">
            <text:p>Hilo de Ariadna</text:p>
          </table:table-cell>
          <table:table-cell office:value-type="string">
            <text:p>10.2. Título de Pantalla - Título de pantalla: Con ruta</text:p>
          </table:table-cell>
        </table:table-row>
        <table:table-row table:style-name="ro1">
          <table:table-cell office:value-type="string">
            <text:p>Pestañas</text:p>
          </table:table-cell>
          <table:table-cell office:value-type="string">
            <text:p>9.1. Pestañas (Vida Caixa) - Pestañas sin sub-navegación (v. 1.2)</text:p>
          </table:table-cell>
        </table:table-row>
        <table:table-row table:style-name="ro1">
          <table:table-cell office:value-type="string">
            <text:p>Enlaces</text:p>
          </table:table-cell>
          <table:table-cell office:value-type="string">
            <text:p>12.1. Enlaces - Enlace en texto (v. 1.0)</text:p>
          </table:table-cell>
        </table:table-row>
        <table:table-row table:style-name="ro1">
          <table:table-cell office:value-type="string">
            <text:p>Menús desplegables</text:p>
          </table:table-cell>
          <table:table-cell office:value-type="string">
            <text:p>12.10. Enlaces - Menú desplegable</text:p>
          </table:table-cell>
        </table:table-row>
        <table:table-row table:style-name="ro1">
          <table:table-cell office:value-type="string">
            <text:p>Entrada texto</text:p>
          </table:table-cell>
          <table:table-cell office:value-type="string">
            <text:p>11.1.1. Campo de texto - Campo de texto: Editable (v. 2.0)</text:p>
          </table:table-cell>
        </table:table-row>
        <table:table-row table:style-name="ro1">
          <table:table-cell office:value-type="string">
            <text:p>Fecha</text:p>
          </table:table-cell>
          <table:table-cell office:value-type="string">
            <text:p>11.7.1. Fecha y hora - Campo fecha (v. 2.0)</text:p>
          </table:table-cell>
        </table:table-row>
        <table:table-row table:style-name="ro1">
          <table:table-cell office:value-type="string">
            <text:p>checkbox</text:p>
          </table:table-cell>
          <table:table-cell office:value-type="string">
            <text:p>11.3.1. Checkbox - Check box: Editable (v. 2.0)</text:p>
          </table:table-cell>
        </table:table-row>
        <table:table-row table:style-name="ro1">
          <table:table-cell office:value-type="string">
            <text:p>Lista desplegable</text:p>
          </table:table-cell>
          <table:table-cell office:value-type="string">
            <text:p>11.4.1. Select - Lista desplegable: Editable (v. 2.0)</text:p>
          </table:table-cell>
        </table:table-row>
        <table:table-row table:style-name="ro1">
          <table:table-cell office:value-type="string">
            <text:p>Área de texto</text:p>
          </table:table-cell>
          <table:table-cell office:value-type="string">
            <text:p>11.14. Área de texto</text:p>
          </table:table-cell>
        </table:table-row>
        <table:table-row table:style-name="ro1">
          <table:table-cell office:value-type="string">
            <text:p>Entrada obligatoria</text:p>
          </table:table-cell>
          <table:table-cell office:value-type="string">
            <text:p>11.1.3. Campo de texto - Campo de entrada de texto: Obligatorio (v. 2.0)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11.12. Contraseña - Campo contraseña (v. 2.0)</text:p>
          </table:table-cell>
        </table:table-row>
        <table:table-row table:style-name="ro1">
          <table:table-cell office:value-type="string">
            <text:p>Entrada Inhabilitada</text:p>
          </table:table-cell>
          <table:table-cell office:value-type="string">
            <text:p>11.1.2. Campo de texto - Campo de texto: Inhabilitado (v. 2.0)</text:p>
          </table:table-cell>
        </table:table-row>
        <table:table-row table:style-name="ro1">
          <table:table-cell office:value-type="string">
            <text:p>Checkbox Inhabilitado</text:p>
          </table:table-cell>
          <table:table-cell office:value-type="string">
            <text:p>11.3.2. Checkbox - Check box: Inhabilitado (v. 2.0)</text:p>
          </table:table-cell>
        </table:table-row>
        <table:table-row table:style-name="ro1">
          <table:table-cell office:value-type="string">
            <text:p>Entrada con Error</text:p>
          </table:table-cell>
          <table:table-cell office:value-type="string">
            <text:p>11.1.4. Campo de texto - Campo de texto: Error (v. 2.0)</text:p>
          </table:table-cell>
        </table:table-row>
        <table:table-row table:style-name="ro1">
          <table:table-cell office:value-type="string">
            <text:p>Checkbox en fila</text:p>
          </table:table-cell>
          <table:table-cell office:value-type="string">
            <text:p>11.3.7. Checkbox - Check boxes: En fila</text:p>
          </table:table-cell>
        </table:table-row>
        <table:table-row table:style-name="ro1">
          <table:table-cell office:value-type="string">
            <text:p>Checkbox en columna</text:p>
          </table:table-cell>
          <table:table-cell office:value-type="string">
            <text:p>11.3.7. Checkbox - Check boxes: En columna</text:p>
          </table:table-cell>
        </table:table-row>
        <table:table-row table:style-name="ro1">
          <table:table-cell office:value-type="string">
            <text:p>Radio button</text:p>
          </table:table-cell>
          <table:table-cell office:value-type="string">
            <text:p>11.2.1. Radio button - Radio button: Editable (v. 2.0)</text:p>
          </table:table-cell>
        </table:table-row>
        <table:table-row table:style-name="ro1">
          <table:table-cell office:value-type="string">
            <text:p>Tablas</text:p>
          </table:table-cell>
          <table:table-cell office:value-type="string">
            <text:p>2. Tablas</text:p>
          </table:table-cell>
        </table:table-row>
        <table:table-row table:style-name="ro1">
          <table:table-cell office:value-type="string">
            <text:p>Listados</text:p>
          </table:table-cell>
          <table:table-cell office:value-type="string">
            <text:p>14. Listados</text:p>
          </table:table-cell>
        </table:table-row>
        <table:table-row table:style-name="ro1">
          <table:table-cell table:style-name="ce3" office:value-type="string">
            <text:p><text:span text:style-name="T1">Mensajes &gt; Mensajes</text:span></text:p>
          </table:table-cell>
          <table:table-cell table:style-name="ce3" office:value-type="string">
            <text:p><text:span text:style-name="T1">17. Mensajes</text:span></text:p>
          </table:table-cell>
        </table:table-row>
        <table:table-row table:style-name="ro1">
          <table:table-cell table:style-name="ce3" office:value-type="string">
            <text:p><text:span text:style-name="T1">Mensajes &gt; Alertas</text:span></text:p>
          </table:table-cell>
          <table:table-cell table:style-name="ce5" office:value-type="string">
            <text:p>27. Texto con alerta (v. 1.0) / 2.27. Tablas - Tablas con errores / 11. Elementos de formulario</text:p>
          </table:table-cell>
        </table:table-row>
        <table:table-row table:style-name="ro1">
          <table:table-cell office:value-type="string">
            <text:p>Pie de página</text:p>
          </table:table-cell>
          <table:table-cell office:value-type="string">
            <text:p>34. Pie de página Sólo intranet (v. 1.1)</text:p>
          </table:table-cell>
        </table:table-row>
        <table:table-row table:style-name="ro1">
          <table:table-cell office:value-type="string">
            <text:p>Linea separadora</text:p>
          </table:table-cell>
          <table:table-cell office:value-type="string">
            <text:p>19. Línea separadora horizontal (v. 1.0)</text:p>
          </table:table-cell>
        </table:table-row>
      </table:table>
      <table:table table:name="Full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a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18/01/2013</text:date>, <text:time>09:50:1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a (mmarin)</meta:initial-creator>
    <meta:creation-date>2012-11-05T12:44:14</meta:creation-date>
    <dc:date>2013-01-18T09:50:13.82</dc:date>
    <dc:creator>Albert Beade Gómez</dc:creator>
    <meta:editing-duration>PT05H11M39S</meta:editing-duration>
    <meta:editing-cycles>28</meta:editing-cycles>
    <meta:generator>OpenOffice.org/3.1$Win32 OpenOffice.org_project/310m11$Build-9399</meta:generator>
    <meta:document-statistic meta:table-count="3" meta:cell-count="52" meta:object-count="0"/>
  </office:meta>
</office:document-meta>
</file>